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E0000028CAC9F8D7C19110E6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="Arrowheads_20_2" draw:marker-end-width="0.3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svg:stroke-width="0.081cm" draw:marker-start-width="0.321cm" draw:marker-end="Arrowheads_20_2" draw:marker-end-width="0.321cm" draw:fill="none" draw:textarea-vertical-align="middle" fo:padding-top="0.165cm" fo:padding-bottom="0.165cm" fo:padding-left="0.29cm" fo:padding-right="0.2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666666" loext:opacity="100%"/>
    </style:style>
    <style:style style:name="P3" style:family="paragraph">
      <loext:graphic-properties draw:fill="none" draw:fill-color="#ffffff"/>
      <style:text-properties fo:color="#666666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42cm" svg:height="9.432cm" svg:x="5.013cm" svg:y="5.08cm">
          <draw:image xlink:href="Pictures/100002010000044E0000028CAC9F8D7C19110E63.png" xlink:type="simple" xlink:show="embed" xlink:actuate="onLoad" draw:mime-type="image/png">
            <text:p/>
          </draw:image>
        </draw:frame>
        <draw:frame draw:style-name="gr2" draw:text-style-name="P3" draw:layer="layout" svg:width="9.525cm" svg:height="3.806cm" svg:x="16.51cm" svg:y="2.54cm">
          <draw:text-box>
            <text:p text:style-name="P2">Each geometry of the <text:span text:style-name="T1">s1.sf</text:span> layer is paired with each geometry of the <text:span text:style-name="T1">s2.sf</text:span> layer </text:p>
          </draw:text-box>
        </draw:frame>
        <draw:path draw:style-name="gr3" draw:text-style-name="P4" draw:layer="layout" svg:width="6.734cm" svg:height="4.371cm" draw:transform="skewX (-6.32608059096274E-017) rotate (0.855211333477222) translate (14.5069977940706cm 7.29499808241487cm)" svg:viewBox="0 0 6735 4372" svg:d="M6735 4372c-4490-1-4645-4376-6735-4372">
          <text:p text:style-name="P1"><text:s text:c="5"/></text:p>
        </draw:path>
        <draw:path draw:style-name="gr4" draw:text-style-name="P4" draw:layer="layout" svg:width="6.644cm" svg:height="1.615cm" draw:transform="rotate (-2.99969738540265) translate (16.7595988202285cm 4.75521216049586cm)" svg:viewBox="0 0 6645 1616" svg:d="M0 1616c4490 0 4490 0 6645-1616">
          <text:p/>
        </draw:path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0T09:41:05.123000000</meta:creation-date>
    <dc:date>2021-08-20T09:55:38.777000000</dc:date>
    <meta:editing-duration>PT4M11S</meta:editing-duration>
    <meta:editing-cycles>1</meta:editing-cycles>
    <meta:document-statistic meta:object-count="27"/>
    <meta:generator>LibreOffice/7.1.4.2$Windows_X86_64 LibreOffice_project/a529a4fab45b75fefc5b6226684193eb000654f6</meta:generator>
  </office:meta>
</office:document-meta>
</file>